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loext:contextual-spacing="false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28091616188038427" text:style-name="L1">
        <text:list-item>
          <text:p text:style-name="P2"><text:bookmark text:name="docs-internal-guid-d23e18a0-6d8a-ff07-1c70-fc79fa99d0e0"/>аписать метод который для указанного года выводит длину каждого месяца.</text:p>
        </text:list-item>
        <text:list-item>
          <text:p text:style-name="P2">Написать метод который для указанного месяца и года выводит список дат которые выпадают на понедельник.</text:p>
        </text:list-item>
        <text:list-item>
          <text:p text:style-name="P2">Написать метод который проверяет является ли указанная дата пятницей тринадцатого.</text:p>
        </text:list-item>
        <text:list-item>
          <text:p text:style-name="P2">Написать метод который для указанной даты возвращает строку в которой написано сколько лет, месяцев, дней прошло с этой даты. Например “2 года, 1 месяц и 23 дня”</text:p>
        </text:list-item>
        <text:list-item>
          <text:p text:style-name="P1">Используя локаль для Канады, Германии, Пакистана и Вьетнама вывести текущую дату в полном формате используя Date-Time API Java 8 и возможности Java 7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S</meta:editing-duration>
    <meta:editing-cycles>3</meta:editing-cycles>
    <meta:generator>LibreOffice/5.0.3.2$Windows_X86_64 LibreOffice_project/e5f16313668ac592c1bfb310f4390624e3dbfb75</meta:generator>
    <dc:date>2015-12-04T17:10:09.581000000</dc:date>
    <meta:document-statistic meta:table-count="0" meta:image-count="0" meta:object-count="0" meta:page-count="1" meta:paragraph-count="5" meta:word-count="90" meta:character-count="571" meta:non-whitespace-character-count="491"/>
    <meta:user-defined meta:name="Info 1"/>
    <meta:user-defined meta:name="Info 2"/>
    <meta:user-defined meta:name="Info 3"/>
    <meta:user-defined meta:name="Info 4"/>
  </office:meta>
</office:document-meta>
</file>